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list-style-name="L4">
      <style:text-properties fo:color="#ff0000" fo:language="zxx" fo:country="none" fo:font-weight="bold" style:language-asian="zxx" style:country-asian="none" style:font-weight-asian="bold" style:language-complex="zxx" style:country-complex="none" style:font-weight-complex="bold"/>
    </style:style>
    <style:style style:name="P23" style:family="paragraph" style:parent-style-name="Text_20_body" style:list-style-name="L1">
      <style:paragraph-properties fo:margin-top="0.199cm" fo:margin-bottom="0.21cm"/>
    </style:style>
    <style:style style:name="P24" style:family="paragraph" style:list-style-name="L4">
      <style:text-properties fo:language="zxx" fo:country="none" style:language-asian="zxx" style:country-asian="none" style:language-complex="zxx" style:country-complex="none"/>
    </style:style>
    <style:style style:name="P25"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6" style:family="paragraph" style:parent-style-name="Heading_20_2">
      <style:text-properties fo:font-style="normal" style:font-style-asian="normal" style:font-style-complex="normal"/>
    </style:style>
    <style:style style:name="P27"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8" style:family="paragraph" style:parent-style-name="Heading_20_2">
      <style:text-properties fo:language="zxx" fo:country="none" style:language-asian="zxx" style:country-asian="none" style:language-complex="zxx" style:country-complex="none"/>
    </style:style>
    <style:style style:name="P29" style:family="paragraph" style:parent-style-name="Heading_20_3">
      <style:text-properties fo:font-style="italic" style:font-style-asian="italic" style:font-style-complex="italic"/>
    </style:style>
    <style:style style:name="P30" style:family="paragraph" style:parent-style-name="Heading_20_3">
      <style:text-properties fo:language="zxx" fo:country="none" style:language-asian="zxx" style:country-asian="none" style:language-complex="zxx" style:country-complex="none"/>
    </style:style>
    <style:style style:name="P31"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fo:color="#800000" fo:font-style="normal" fo:font-weight="normal" style:font-style-asian="normal" style:font-weight-asian="normal" style:font-style-complex="normal" style:font-weight-complex="normal"/>
    </style:style>
    <style:style style:name="T30" style:family="text">
      <style:text-properties fo:color="#99ccff"/>
    </style:style>
    <style:style style:name="T31" style:family="text">
      <style:text-properties fo:color="#99ccff" fo:font-style="italic" style:font-style-asian="italic" style:font-style-complex="italic"/>
    </style:style>
    <style:style style:name="T32"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6" text:outline-level="2">Liste des fichiers</text:h>
      <text:p text:style-name="P4">Les fichiers concerné par cette doc à l'heure actuelle sont :</text:p>
      <text:list xml:id="list1868395894" text:style-name="L1">
        <text:list-item>
          <text:p text:style-name="P23"><text:span text:style-name="T5">Classes </text:span><text:span text:style-name="T4">:</text:span></text:p>
          <text:list>
            <text:list-item>
              <text:p text:style-name="P25">owobjectsmaster.php</text:p>
            </text:list-item>
            <text:list-item>
              <text:p text:style-name="P25">sugarsynchro.php</text:p>
            </text:list-item>
            <text:list-item>
              <text:p text:style-name="P25">sugarconnector.php</text:p>
            </text:list-item>
            <text:list-item>
              <text:p text:style-name="P25">owlogger.php</text:p>
            </text:list-item>
          </text:list>
        </text:list-item>
        <text:list-item>
          <text:p text:style-name="P23"><text:span text:style-name="T4"><text:s/></text:span><text:span text:style-name="T5">Templates </text:span><text:span text:style-name="T4">:</text:span></text:p>
          <text:list>
            <text:list-item>
              <text:p text:style-name="P25">notice_result.tpl</text:p>
            </text:list-item>
          </text:list>
        </text:list-item>
        <text:list-item>
          <text:p text:style-name="P23"><text:span text:style-name="T5">Views</text:span><text:span text:style-name="T4"> (module </text:span><text:span text:style-name="T2">sugarCrm</text:span><text:span text:style-name="T4">) :</text:span></text:p>
          <text:list>
            <text:list-item>
              <text:p text:style-name="P25">import.php</text:p>
            </text:list-item>
            <text:list-item>
              <text:p text:style-name="P25">cleanup.php</text:p>
            </text:list-item>
            <text:list-item>
              <text:p text:style-name="P25">updateclass.php</text:p>
            </text:list-item>
          </text:list>
        </text:list-item>
        <text:list-item>
          <text:p text:style-name="P23"><text:span text:style-name="T5">Settings </text:span><text:span text:style-name="T4">:</text:span></text:p>
          <text:list>
            <text:list-item>
              <text:p text:style-name="P25">owobjectsmaster.ini.append.php</text:p>
            </text:list-item>
            <text:list-item>
              <text:p text:style-name="P25">sugarcrm.in.append.php</text:p>
            </text:list-item>
            <text:list-item>
              <text:p text:style-name="P25">mappingezsugar.ini.append.php</text:p>
            </text:list-item>
          </text:list>
        </text:list-item>
      </text:list>
      <text:h text:style-name="P26" text:outline-level="2">Comment ça marche</text:h>
      <text:h text:style-name="P29"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0">@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1">@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29">!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975258999"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0" text:outline-level="3"/>
      <text:h text:style-name="P30"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1078711629"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27" text:outline-level="2">Les autres scripts </text:h>
      <text:h text:style-name="P31"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1" text:outline-level="3">updateclass.php</text:h>
      <text:p text:style-name="P8">Ce script s'occupe de mettre à jour une class de contenu dans le cas ou un modele SUGAR à changé. Il est encore à l'état de developpement.</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1"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8" text:outline-level="2"><text:soft-page-break/>Les Classes</text:h>
      <text:h text:style-name="P30" text:outline-level="3">owLogger</text:h>
      <text:p text:style-name="P9">Cette class est utilisé pour créer des fichiers de log. Elle est appelé dans les autres classes. Donc elle est necessaire au bon fonctionnement de ces dérnières.</text:p>
      <text:h text:style-name="P30"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0"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0" text:outline-level="3">SugarConnector</text:h>
      <text:p text:style-name="P9">SugarConnector contient des mèthodes pour les requetes SOAP à SUGAR.</text:p>
      <text:h text:style-name="P30"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28" text:outline-level="2">TODO</text:h>
      <text:list xml:id="list460076759"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text:span text:style-name="T28">Créer des script chronjobs pour les tache de synchronistation massive d'objets</text:span> et la mise à jour des classes. </text:p>
        </text:list-item>
        <text:list-item>
          <text:p text:style-name="P20"><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text:span text:style-name="T28">Gestion des erreurs des requêtes SOAP</text:span></text:p>
        </text:list-item>
        <text:list-item>
          <text:p text:style-name="P19">Mettre u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19"><text:s/>Create Object : pouvoir decider la position dans l'arborescence du site.</text:p>
        </text:list-item>
        <text:list-item>
          <text:p text:style-name="P20"><text:span text:style-name="T22"><text:s/></text:span><text:span text:style-name="T8">? </text:span>Faire un fichier de log par date <text:span text:style-name="T8">?</text:span></text:p>
        </text:list-item>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3T17:12:34</dc:date>
    <dc:creator>Massimiliano Pasquesi</dc:creator>
    <meta:editing-duration>PT23H8M11S</meta:editing-duration>
    <meta:editing-cycles>141</meta:editing-cycles>
    <meta:generator>LibreOffice/3.3$Linux LibreOffice_project/330m19$Build-401</meta:generator>
    <meta:document-statistic meta:table-count="0" meta:image-count="0" meta:object-count="0" meta:page-count="10" meta:paragraph-count="365" meta:word-count="2226" meta:character-count="16944"/>
  </office:meta>
</office:document-meta>
</file>